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15.012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<text:s text:c="18"/>Q15&lt;br /&gt;</text:p>
          </table:table-cell>
          <table:table-cell office:value-type="string">
            <text:p><text:s text:c="18"/>Argon Silicone Cap Starter Kit (600&amp;deg;F/315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X95&lt;br /&gt;</text:p>
          </table:table-cell>
          <table:table-cell office:value-type="string">
            <text:p><text:s text:c="18"/>Argon Colored Vinyl Cap Starter Kit (350&amp;deg;F/177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W88&lt;br /&gt;</text:p>
          </table:table-cell>
          <table:table-cell office:value-type="string">
            <text:p><text:s text:c="18"/>Argon Yellow Vinyl Cap Starter Kit (350&amp;deg;F/177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SFC&lt;br /&gt;</text:p>
          </table:table-cell>
          <table:table-cell office:value-type="string">
            <text:p><text:s text:c="18"/>Argon Silicone Flange Cap Starter Kit (600&amp;ordm;F/ 315&amp;ordm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CCC&lt;br /&gt;</text:p>
          </table:table-cell>
          <table:table-cell office:value-type="string">
            <text:p><text:s text:c="18"/>Argon Silicone Cone Cap Starter Kit (600&amp;ordm;F/ 315&amp;ordm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FTC&lt;br /&gt;</text:p>
          </table:table-cell>
          <table:table-cell office:value-type="string">
            <text:p><text:s text:c="18"/>Argon Flat Top Silicone Cap Starter Kit (600&amp;ordm;F/ 315&amp;ordm;C) 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PTVC</text:p>
          </table:table-cell>
          <table:table-cell office:value-type="string">
            <text:p><text:s text:c="18"/>Argon Pull Tab Vinyl Cap Starter Kit (600&amp;ordm;F/ 315&amp;ordm;C)</text:p>
          </table:table-cell>
          <table:table-cell office:value-type="string">
            <text:p><text:s text:c="18"/>$42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10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10:01:36.63</meta:creation-date>
    <dc:date>2017-09-15T10:03:16.71</dc:date>
    <dc:creator>Liam </dc:creator>
    <meta:editing-duration>PT1M40S</meta:editing-duration>
    <meta:editing-cycles>1</meta:editing-cycles>
    <meta:document-statistic meta:table-count="3" meta:cell-count="21" meta:object-count="0"/>
    <meta:generator>OpenOffice/4.1.0$Win32 OpenOffice.org_project/410m18$Build-9764</meta:generator>
  </office:meta>
</office:document-meta>
</file>